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style>
    <style:style style:name="T1" style:family="text">
      <style:text-properties fo:background-color="#ff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 (not exceed 600 words and must not be longer than 2 pages)</text:p>
      <text:p text:style-name="Standard"/>
      <text:p text:style-name="P1"><text:tab/>By defining a fixed subpolicy for a group of states in a Markov Decision Process (MDP), one can achieve a faster convergence to an optimal policy. These groups of states and their subpolicies are referred to as options, and while they can easily be defined manually for some MDPs, they are in general quite difficult to discover programmatically. In some environments it is unclear what a good option might be, while in others there may simply be too many states to define options manually. Therefore, for these environments it would be beneficial to be able to find good options automatically.</text:p>
      <text:p text:style-name="P1"><text:tab/>Previous work focused on finding useful options has shown that for some (possibly most) environments it is beneficial to define the option in such a way that the goal state of the subpolicy is a bottleneck (or weakly connected state) (citation). <text:s/>Another method for finding options is to look at solutions to several tasks in the same environment, and observe where the states and/or actions overlap (citations). This information can then be used (…) . Here, instead of trying to understand what makes a good option by first observing interesting parts of the environment and then creating options (<text:span text:style-name="T1">handcrafting different options and comparing them to one another)</text:span>, we create several random options in the environment and observe how an information theoretic driven policy search algorithm chooses between options and actions. Essentially, we would like to examine whether using predictive information as well as the return in the environment to sift through the options could be useful in finding decent options for any given MD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ktoria </meta:initial-creator>
    <meta:creation-date>2014-08-11T14:38:12</meta:creation-date>
    <dc:date>2014-08-11T15:57:31</dc:date>
    <dc:creator>Viktoria </dc:creator>
    <meta:editing-duration>PT1H16M53S</meta:editing-duration>
    <meta:editing-cycles>27</meta:editing-cycles>
    <meta:generator>LibreOffice/3.5$Linux_X86_64 LibreOffice_project/350m1$Build-2</meta:generator>
    <meta:document-statistic meta:table-count="0" meta:image-count="0" meta:object-count="0" meta:page-count="1" meta:paragraph-count="3" meta:word-count="277" meta:character-count="1695" meta:non-whitespace-character-count="1417"/>
  </office:meta>
</office:document-meta>
</file>